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apple-system, BlinkMacSystemFont, 'Segoe UI', 'Helvetica Neue', Arial, sans-serif, 'Apple Color Emoji', 'Segoe UI Emoji', 'Segoe UI Symbol'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imbus Roman"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Nimbus Roman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3" style:family="paragraph" style:parent-style-name="Standard">
      <style:text-properties style:font-name="Nimbus Roman"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style:font-name="Nimbus Roman" fo:font-size="13pt" fo:font-weight="normal" officeooo:paragraph-rsid="00139b03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b1b1b" style:font-name="Nimbus Roman" fo:font-size="13pt" fo:letter-spacing="normal" fo:font-style="normal" fo:font-weight="normal" officeooo:paragraph-rsid="00164177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b1b1b" style:font-name="Nimbus Roman" fo:font-size="13pt" fo:letter-spacing="normal" fo:font-style="normal" fo:font-weight="normal" officeooo:rsid="0016bcda" officeooo:paragraph-rsid="0016bcda" style:font-size-asian="13pt" style:font-weight-asian="normal" style:font-size-complex="13pt" style:font-weight-complex="normal"/>
    </style:style>
    <style:style style:name="T1" style:family="text">
      <style:text-properties officeooo:rsid="00164177"/>
    </style:style>
    <style:style style:name="T2" style:family="text">
      <style:text-properties fo:font-variant="normal" fo:text-transform="none" fo:color="#1b1b1b" style:font-name="Open Sans" fo:font-size="13.5pt" fo:letter-spacing="normal" fo:font-style="normal"/>
    </style:style>
    <style:style style:name="T3" style:family="text">
      <style:text-properties fo:font-variant="normal" fo:text-transform="none" fo:color="#1b1b1b" fo:font-size="13.5pt" fo:letter-spacing="normal" fo:font-style="normal"/>
    </style:style>
    <style:style style:name="T4" style:family="text">
      <style:text-properties fo:font-variant="normal" fo:text-transform="none" fo:color="#1b1b1b" fo:letter-spacing="normal" fo:font-style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 sánh mô hình thác nước và mô hình Agile</text:p>
      <text:p text:style-name="P1"/>
      <text:p text:style-name="P2">Mô hình thác nước</text:p>
      <text:p text:style-name="P3"/>
      <text:p text:style-name="P3">Khái niệm: <text:s/><text:span text:style-name="T4">Xây dựng phần mềm theo thứ tự tuần tự</text:span></text:p>
      <text:p text:style-name="P5"/>
      <text:p text:style-name="P5"><text:span text:style-name="T1">1. Nhận yêu cầu từ khách hàng</text:span></text:p>
      <text:p text:style-name="P5"/>
      <text:p text:style-name="P5"><text:span text:style-name="T1">2. Thiết kế hệ thống</text:span></text:p>
      <text:p text:style-name="P5"/>
      <text:p text:style-name="P5"><text:span text:style-name="T1">3. Phát triển hệ thống</text:span></text:p>
      <text:p text:style-name="P5"/>
      <text:p text:style-name="P5"><text:span text:style-name="T1">4. Kiểm thử</text:span></text:p>
      <text:p text:style-name="P5"/>
      <text:p text:style-name="P5"><text:span text:style-name="T1">5. Triển khai</text:span></text:p>
      <text:p text:style-name="P5"/>
      <text:p text:style-name="P5"><text:span text:style-name="T1">6. Bảo trì</text:span></text:p>
      <text:p text:style-name="P5"/>
      <text:p text:style-name="P3"/>
      <text:p text:style-name="P4">Ưu điểm:</text:p>
      <text:p text:style-name="P4"/>
      <text:p text:style-name="P4">- Đơn giản, dễ hiểu và sử dụng.</text:p>
      <text:p text:style-name="P4"/>
      <text:p text:style-name="P4">- Quản lý dễ dàng</text:p>
      <text:p text:style-name="P4"/>
      <text:p text:style-name="P4">- Mỗi phase chỉ thực hiện 1 lần =&gt; Dễ dàng maintain</text:p>
      <text:p text:style-name="P4"/>
      <text:p text:style-name="P4">- Phù hợp với những dự án có yêu cầu rõ ràng &amp; đầy đủ</text:p>
      <text:p text:style-name="P4"><text:s/></text:p>
      <text:p text:style-name="P3">Nhược điểm:</text:p>
      <text:p text:style-name="P3"/>
      <text:p text:style-name="P3">- Ít linh hoạt, phạm vi điều chỉnh hạn chế.</text:p>
      <text:p text:style-name="P3"/>
      <text:p text:style-name="P3">- Khó quay lại khi giai đoạn nào đó đã kết thúc</text:p>
      <text:p text:style-name="P3"/>
      <text:p text:style-name="P3">- Không phù hợp với những dự án có yêu cầu không rõ</text:p>
      <text:p text:style-name="P3">ràng, hay thay đổi</text:p>
      <text:p text:style-name="P3"/>
      <text:p text:style-name="P3">- Chi phí cho việc thay đổi tốn kém</text:p>
      <text:p text:style-name="P3"/>
      <text:p text:style-name="P2">Mô hình Agile</text:p>
      <text:p text:style-name="P3"/>
      <text:p text:style-name="P3">Khái niệm: </text:p>
      <text:p text:style-name="P3"/>
      <text:p text:style-name="P5">Là một phương phát lặp liên tục gia đoạn phát triển và thử nghiệm trong quá trình phát triển phần mềm gồm: </text:p>
      <text:p text:style-name="P6"><text:soft-page-break/>1. Xác định tầm nhìn dự án</text:p>
      <text:p text:style-name="P6">2. Xây dựng lộ trình dự án</text:p>
      <text:p text:style-name="P6">3. Lập kế hoạch giai đoạn</text:p>
      <text:p text:style-name="P6">4. Phân tích yêu cầu</text:p>
      <text:p text:style-name="P6">5. Triển khai</text:p>
      <text:p text:style-name="P6">6. Kiểm thử</text:p>
      <text:p text:style-name="P6">7. Bàn giao</text:p>
      <text:p text:style-name="P6"/>
      <text:p text:style-name="P5">Trong mô hình này, các hoạt động phát triển và thử nghiệm là đồng thời, </text:p>
      <text:p text:style-name="P5"/>
      <text:p text:style-name="P5">Quá trình này cho phép giao tiếp nhiều hơn giữa khách hàng, nhà phát triển, người quản lý và người thử nghiệm.</text:p>
      <text:p text:style-name="P3"/>
      <text:p text:style-name="P3">Ưu điểm: </text:p>
      <text:p text:style-name="P3"/>
      <text:p text:style-name="P3">- Thực hiện thay đổi dễ dàng</text:p>
      <text:p text:style-name="P3"/>
      <text:p text:style-name="P3">- Không cần phải nắm mọi thông tin ngay từ đầu</text:p>
      <text:p text:style-name="P3"/>
      <text:p text:style-name="P3">- Bàn giao nhanh hơn</text:p>
      <text:p text:style-name="P3"/>
      <text:p text:style-name="P3">- Chú ý đến phản hồi của khách hàng và người dùng</text:p>
      <text:p text:style-name="P3"/>
      <text:p text:style-name="P3">- Cải tiến liên tục</text:p>
      <text:p text:style-name="P3"/>
      <text:p text:style-name="P3">Nhược điểm: </text:p>
      <text:p text:style-name="P3"/>
      <text:p text:style-name="P3">- Khó lên kế hoạch dự án</text:p>
      <text:p text:style-name="P3"/>
      <text:p text:style-name="P3">- Bắt buộc phải hướng dẫn và đào tạo chi tiết</text:p>
      <text:p text:style-name="P3"/>
      <text:p text:style-name="P3">- Ít tài liệu hướng dẫn</text:p>
      <text:p text:style-name="P3"/>
      <text:p text:style-name="P3">- Bắt buộc phải hợp tác để dự án thành công</text:p>
      <text:p text:style-name="P3">- Chi phí ca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apple-system, BlinkMacSystemFont, 'Segoe UI', 'Helvetica Neue', Arial, sans-serif, 'Apple Color Emoji', 'Segoe UI Emoji', 'Segoe UI Symbol'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6T14:23:42.279826189</meta:creation-date>
    <meta:generator>LibreOffice/6.4.7.2$Linux_X86_64 LibreOffice_project/40$Build-2</meta:generator>
    <dc:date>2021-12-06T15:23:35.495825136</dc:date>
    <meta:editing-duration>PT7M48S</meta:editing-duration>
    <meta:editing-cycles>1</meta:editing-cycles>
    <meta:document-statistic meta:table-count="0" meta:image-count="0" meta:object-count="0" meta:page-count="2" meta:paragraph-count="45" meta:word-count="324" meta:character-count="1355" meta:non-whitespace-character-count="1068"/>
  </office:meta>
</office:document-meta>
</file>